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ourcePermission.isInheri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urcePermission.setNegative( boolean nega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urcePermission.setPrivilege( String privile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urcePermission.isNega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urcePermission.getPrivile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urcePermission.setInheritable( boolean inheri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